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15">
      <style:table-cell-properties fo:border="thin solid #000000" style:vertical-align="middle" fo:wrap-option="wrap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5">
      <style:table-cell-properties fo:border="thin solid #000000" style:vertical-align="middle" fo:background-color="#92D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5">
      <style:table-cell-properties fo:border="thin solid #000000" style:vertical-align="middle" fo:wrap-option="wrap" fo:background-color="#92D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18" style:family="table-cell" style:parent-style-name="Default" style:data-style-name="N0">
      <style:table-cell-properties style:vertical-align="middle" fo:wrap-option="wrap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12.567708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51pt" style:use-optimal-row-height="true" fo:break-before="auto"/>
    </style:style>
    <style:style style:name="ro11" style:family="table-row">
      <style:table-row-properties style:row-height="178.5pt" style:use-optimal-row-height="true" fo:break-before="auto"/>
    </style:style>
    <style:style style:name="ro12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8_-_Diretore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22">
            <text:p>Dicionário de variáveis da pesquisa TIC Educação 2018</text:p>
            <text:p>Microdados referentes a unidade de análise Diretor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9">
            <text:p>Tamanho</text:p>
          </table:table-cell>
          <table:table-cell office:value-type="string" table:style-name="ce10">
            <text:p>ID_variável</text:p>
          </table:table-cell>
          <table:table-cell office:value-type="string" table:style-name="ce11">
            <text:p>Descrição da variável</text:p>
          </table:table-cell>
          <table:table-cell office:value-type="string" table:style-name="ce11">
            <text:p>Tipo</text:p>
          </table:table-cell>
          <table:table-cell office:value-type="string" table:style-name="ce11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15">
            <text:p>3</text:p>
          </table:table-cell>
          <table:table-cell office:value-type="string" table:style-name="ce16">
            <text:p>ESTRATO</text:p>
          </table:table-cell>
          <table:table-cell office:value-type="string" table:style-name="ce17">
            <text:p>Estrato amostral</text:p>
          </table:table-cell>
          <table:table-cell office:value-type="string" table:style-name="ce17">
            <text:p>Numérico</text:p>
          </table:table-cell>
          <table:table-cell table:style-name="ce17"/>
          <table:table-cell table:number-columns-repeated="16379" table:style-name="ce1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SERIE</text:p>
          </table:table-cell>
          <table:table-cell office:value-type="string" table:style-name="ce6">
            <text:p>Série a qual o diretor está respondendo a pesquis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º ano do ensino fundamental"</text:p>
            <text:p>2 = "9º ano do ensino fundamental"</text:p>
            <text:p>3 = "2º ano do ensino médio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13">
            <text:p>9</text:p>
          </table:table-cell>
          <table:table-cell office:value-type="string" table:style-name="ce12">
            <text:p>P2</text:p>
          </table:table-cell>
          <table:table-cell office:value-type="string" table:style-name="ce12">
            <text:p>Idade do respondente</text:p>
          </table:table-cell>
          <table:table-cell office:value-type="string" table:style-name="ce12">
            <text:p>Numérico</text:p>
          </table:table-cell>
          <table:table-cell office:value-type="string" table:style-name="ce6">
            <text:p>999999998 = "Não respondeu"</text:p>
          </table:table-cell>
          <table:table-cell table:number-columns-repeated="16379" table:style-name="ce14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PESSOAL_2018</text:p>
          </table:table-cell>
          <table:table-cell office:value-type="string" table:style-name="ce6">
            <text:p>Renda pessoal no último mês</text:p>
          </table:table-cell>
          <table:table-cell table:style-name="ce6"/>
          <table:table-cell office:value-type="string" table:style-name="ce6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FAMILIAR_2018</text:p>
          </table:table-cell>
          <table:table-cell office:value-type="string" table:style-name="ce6">
            <text:p>Renda familiar no último mês</text:p>
          </table:table-cell>
          <table:table-cell table:style-name="ce6"/>
          <table:table-cell office:value-type="string" table:style-name="ce6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RENDA_F_TAB</text:p>
          </table:table-cell>
          <table:table-cell office:value-type="string" table:style-name="ce6">
            <text:p>Renda Familiar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RENDA_P_TAB</text:p>
          </table:table-cell>
          <table:table-cell office:value-type="string" table:style-name="ce6">
            <text:p>Renda Pessoal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A</text:p>
          </table:table-cell>
          <table:table-cell office:value-type="string" table:style-name="ce6">
            <text:p>O diretor concluiu o ensino médio <text:s/>(antigo 2º grau) – magistéri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B</text:p>
          </table:table-cell>
          <table:table-cell office:value-type="string" table:style-name="ce6">
            <text:p>O diretor concluiu o ensino médio – Técnico/Profissionalizan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C</text:p>
          </table:table-cell>
          <table:table-cell office:value-type="string" table:style-name="ce6">
            <text:p>O diretor concluiu o ensino médio <text:s/>(antigo 2º grau) –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D</text:p>
          </table:table-cell>
          <table:table-cell office:value-type="string" table:style-name="ce6">
            <text:p>O diretor concluiu o ensino superior - Pedagog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E</text:p>
          </table:table-cell>
          <table:table-cell office:value-type="string" table:style-name="ce6">
            <text:p>O diretor concluiu o ensino superior - Magistério /Normal Superi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F</text:p>
          </table:table-cell>
          <table:table-cell office:value-type="string" table:style-name="ce6">
            <text:p>O diretor concluiu o ensino superior - Licenciatura em Mate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G</text:p>
          </table:table-cell>
          <table:table-cell office:value-type="string" table:style-name="ce6">
            <text:p>O diretor concluiu o ensino superior - Licenciatura em Letr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H</text:p>
          </table:table-cell>
          <table:table-cell office:value-type="string" table:style-name="ce6">
            <text:p>O diretor concluiu o ensino superior -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I</text:p>
          </table:table-cell>
          <table:table-cell office:value-type="string" table:style-name="ce6">
            <text:p>O diretor concluiu curso de especialização (360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J</text:p>
          </table:table-cell>
          <table:table-cell office:value-type="string" table:style-name="ce6">
            <text:p>O diretor concluiu o mest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K</text:p>
          </table:table-cell>
          <table:table-cell office:value-type="string" table:style-name="ce6">
            <text:p>O diretor concluiu o douto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6</text:p>
          </table:table-cell>
          <table:table-cell office:value-type="string" table:style-name="ce6">
            <text:p>O diretor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7</text:p>
          </table:table-cell>
          <table:table-cell office:value-type="string" table:style-name="ce6">
            <text:p>Quando o diretor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e 12 meses"</text:p>
            <text:p>3 = "Mais de 12 mese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</text:p>
          </table:table-cell>
          <table:table-cell office:value-type="string" table:style-name="ce6">
            <text:p>O diretor já ouviu falar sobre o "Marco Civil da Internet"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6A</text:p>
          </table:table-cell>
          <table:table-cell office:value-type="string" table:style-name="ce6">
            <text:p>E considerando a realidade da escola hoje, qual ação o diretor considera prioritária para integrar o uso do computador e Internet em práticas pedagógic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umentar o número de computadores por aluno"</text:p>
            <text:p>2 = "Aumentar o número de computadores conectados à Internet"</text:p>
            <text:p>3 = "Aumentar a velocidade de acesso à Internet"</text:p>
            <text:p>4 = "Melhorar as habilidades e competências dos professores no uso das tecnologias"</text:p>
            <text:p>5 = "Melhorar as habilidades e competências dos alunos no uso das tecnologias</text:p>
            <text:p>6 = "Desenvolver novas práticas de ensino que envolvam o uso de computador e Internet"</text:p>
            <text:p>7 = "Outra"</text:p>
            <text:p>96 = "Nenhuma dessas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57_A</text:p>
          </table:table-cell>
          <table:table-cell office:value-type="string" table:style-name="ce6">
            <text:p>Grau de concordância com a afirmação de que os professores passaram a adotar novos métodos pedagógico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57_B</text:p>
          </table:table-cell>
          <table:table-cell office:value-type="string" table:style-name="ce6">
            <text:p>Grau de concordância com a afirmação de que os professores passaram a fazer avaliações mais individualizadas dos aluno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57_C</text:p>
          </table:table-cell>
          <table:table-cell office:value-type="string" table:style-name="ce6">
            <text:p>Grau de concordância com a afirmação de que os professores passaram a ter acesso a materiais mais diversificados / de melhor qualidade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57_D</text:p>
          </table:table-cell>
          <table:table-cell office:value-type="string" table:style-name="ce6">
            <text:p>Grau de concordância com a afirmação de que os professores passaram a colaborar mais com outros colegas da escola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57_E</text:p>
          </table:table-cell>
          <table:table-cell office:value-type="string" table:style-name="ce6">
            <text:p>Grau de concordância com a afirmação de que os professores passaram a ter contato com educadores e com especialistas de outras escola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57_F</text:p>
          </table:table-cell>
          <table:table-cell office:value-type="string" table:style-name="ce6">
            <text:p>Grau de concordância com a afirmação de que os professores passaram a cumprir suas atividades administrativas com maior facilidade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57_G</text:p>
          </table:table-cell>
          <table:table-cell office:value-type="string" table:style-name="ce6">
            <text:p>Grau de concordância com a afirmação de que a quantidade de trabalho dos professores diminuiu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9_A</text:p>
          </table:table-cell>
          <table:table-cell office:value-type="string" table:style-name="ce6">
            <text:p>Impacto da ausência de suporte técnico e manutenç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9_B</text:p>
          </table:table-cell>
          <table:table-cell office:value-type="string" table:style-name="ce6">
            <text:p>Impacto da falta de apoio pedagógico aos professores para uso d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9_C</text:p>
          </table:table-cell>
          <table:table-cell office:value-type="string" table:style-name="ce6">
            <text:p>Impacto do número insuficiente de computadores conectados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9_D</text:p>
          </table:table-cell>
          <table:table-cell office:value-type="string" table:style-name="ce6">
            <text:p>Impacto da baixa velocidade na conexã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9_E</text:p>
          </table:table-cell>
          <table:table-cell office:value-type="string" table:style-name="ce6">
            <text:p>Impacto do número insuficiente de computadores por alun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9_F</text:p>
          </table:table-cell>
          <table:table-cell office:value-type="string" table:style-name="ce6">
            <text:p>Impacto por equipamentos obsoletos / ultrapassad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9_G</text:p>
          </table:table-cell>
          <table:table-cell office:value-type="string" table:style-name="ce6">
            <text:p>Impacto da pressão / falta de tempo para cumprir com o conteúdo previs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9_H</text:p>
          </table:table-cell>
          <table:table-cell office:value-type="string" table:style-name="ce6">
            <text:p>Impacto da pressão para conseguir boas notas nas avaliações de desempenh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2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529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8_-_Diretor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Emerson</meta:initial-creator>
    <dc:creator>Fabricio Torres</dc:creator>
    <meta:creation-date>2013-10-08T19:05:20Z</meta:creation-date>
    <dc:date>2021-01-08T13:17:46Z</dc:date>
    <meta:print-date>2015-10-08T19:37:51Z</meta:print-date>
    <meta:user-defined meta:name="WorkbookGuid">69b1a701-4145-448e-94ab-41d8b1fa2635</meta:user-defined>
  </office:meta>
</office:document-meta>
</file>